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miri" svg:font-family="Amiri" style:font-pitch="variable"/>
    <style:font-face style:name="DejaVu Math TeX Gyre" svg:font-family="'DejaVu Math TeX Gyre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DejaVu Math TeX Gyr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arini in Montag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miri" svg:font-family="Amiri" style:font-pitch="variable"/>
    <style:font-face style:name="DejaVu Math TeX Gyre" svg:font-family="'DejaVu Math TeX Gyre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20T12:17:55.188000000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